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essio" fo:font-size="16pt" officeooo:rsid="000cb23c" officeooo:paragraph-rsid="000cb23c" style:font-size-asian="14pt" style:font-size-complex="16pt"/>
    </style:style>
    <style:style style:name="P2" style:family="paragraph" style:parent-style-name="Standard">
      <style:text-properties style:font-name="essio" fo:font-size="16pt" fo:font-weight="normal" officeooo:rsid="000cb23c" officeooo:paragraph-rsid="000cb23c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essio" fo:font-size="16pt" fo:font-weight="normal" officeooo:rsid="001e75f8" officeooo:paragraph-rsid="000cb23c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essio" fo:font-size="16pt" fo:font-weight="normal" officeooo:rsid="00205801" officeooo:paragraph-rsid="00205801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DejaVu Sans" fo:font-size="16pt" officeooo:rsid="000cb23c" officeooo:paragraph-rsid="000cb23c" style:font-size-asian="14pt" style:font-size-complex="16pt"/>
    </style:style>
    <style:style style:name="P6" style:family="paragraph" style:parent-style-name="Standard">
      <style:text-properties style:font-name="essio" fo:font-size="16pt" fo:font-weight="normal" officeooo:rsid="00205801" officeooo:paragraph-rsid="00205801" style:font-size-asian="14pt" style:font-weight-asian="normal" style:font-size-complex="16pt" style:font-weight-complex="normal"/>
    </style:style>
    <style:style style:name="T1" style:family="text">
      <style:text-properties officeooo:rsid="001753ba"/>
    </style:style>
    <style:style style:name="T2" style:family="text">
      <style:text-properties officeooo:rsid="0018c4c0"/>
    </style:style>
    <style:style style:name="T3" style:family="text">
      <style:text-properties fo:font-weight="bold" officeooo:rsid="001753ba" style:font-weight-asian="bold" style:font-weight-complex="bold"/>
    </style:style>
    <style:style style:name="T4" style:family="text">
      <style:text-properties fo:font-weight="bold" officeooo:rsid="0018c4c0" style:font-weight-asian="bold" style:font-weight-complex="bold"/>
    </style:style>
    <style:style style:name="T5" style:family="text">
      <style:text-properties fo:font-weight="bold" officeooo:rsid="001bf186" style:font-weight-asian="bold" style:font-weight-complex="bold"/>
    </style:style>
    <style:style style:name="T6" style:family="text">
      <style:text-properties officeooo:rsid="001bf18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f18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he number </text:span><text:span text:style-name="T3">e</text:span><text:span text:style-name="T1">: </text:span>2.7182818284590452353602875</text:p>
      <text:p text:style-name="P1"><text:span text:style-name="T4">e</text:span><text:span text:style-name="T2"> dems tro: </text:span>2.7182818284590452353602875</text:p>
      <text:p text:style-name="P1"/>
      <text:p text:style-name="P5"><text:bookmark text:name="cwos1"/><text:span text:style-name="T6">The number </text:span><text:span text:style-name="T5">pi</text:span><text:span text:style-name="T8">: </text:span><text:span text:style-name="T7">3.14159265359</text:span></text:p>
      <text:p text:style-name="P2"><text:bookmark text:name="cwos"/><text:span text:style-name="T5">pii</text:span><text:span text:style-name="T6"> dems tro: </text:span>3.14159265359</text:p>
      <text:p text:style-name="P3"/>
      <text:p text:style-name="P4"/>
      <text:p text:style-name="P4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1:49:11.646218320</meta:creation-date>
    <meta:generator>LibreOffice/5.1.0.3$Linux_x86 LibreOffice_project/10m0$Build-3</meta:generator>
    <dc:date>2016-03-22T17:36:09.784846680</dc:date>
    <meta:editing-duration>PT1H48S</meta:editing-duration>
    <meta:editing-cycles>17</meta:editing-cycles>
    <meta:document-statistic meta:table-count="0" meta:image-count="0" meta:object-count="0" meta:page-count="1" meta:paragraph-count="4" meta:word-count="16" meta:character-count="135" meta:non-whitespace-character-count="123"/>
  </office:meta>
</office:document-meta>
</file>